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Panel.getDelete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ole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olePanel.getRoleGrant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Panel.getRole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Panel.setTreeNode( DefaultMutableTre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ole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lePanel.set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ole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Panel.saveAc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olePanel.getRevert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ole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le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lePanel.actionPerformed( java . awt . event .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le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lePanel.getSav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le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lePanel.getJPanel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lePanel.getGeneral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Panel.Ro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Panel.getRoleDependent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Panel.setRoleFiel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